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28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3.462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4.084cm" svg:y="12.446cm">
          <draw:image xlink:href="Pictures/100000000000021A000000EB8ACF8904EB0A656A.jpg" xlink:type="simple" xlink:show="embed" xlink:actuate="onLoad" draw:mime-type="image/jpeg">
            <text:p/>
          </draw:image>
        </draw:frame>
        <draw:frame presentation:style-name="pr1" draw:text-style-name="P3" draw:layer="layout" svg:width="23.211cm" svg:height="5.677cm" svg:x="2.286cm" svg:y="1.689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3" draw:layer="layout" svg:width="18.385cm" svg:height="2.286cm" svg:x="4.572cm" svg:y="8.382cm" presentation:class="title" presentation:user-transformed="true">
          <draw:text-box>
            <text:p text:style-name="P2"><text:span text:style-name="T1">Curso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3-01-24T11:25:34.339810138</dc:date>
    <meta:editing-duration>P7DT21H4M36S</meta:editing-duration>
    <meta:editing-cycles>498</meta:editing-cycles>
    <meta:generator>LibreOffice/7.3.7.2$Linux_X86_64 LibreOffice_project/30$Build-2</meta:generator>
    <meta:print-date>2017-10-04T10:42:29.653181544</meta:print-date>
    <meta:document-statistic meta:object-count="27"/>
  </office:meta>
</office:document-meta>
</file>